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2" office:value-type="string" calcext:value-type="string">
            <text:p>買値</text:p>
          </table:table-cell>
          <table:table-cell table:style-name="ce52" office:value-type="string" calcext:value-type="string">
            <text:p>売値</text:p>
          </table:table-cell>
          <table:table-cell table:style-name="ce52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4" calcext:value-type="date">
            <text:p>2024/02/14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00/00/00</text:date>, <text:time style:data-style-name="N2" text:time-value="15:07:32.87842723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3T15:10:49.715126954</dc:date>
    <meta:editing-duration>P19DT13H24M46S</meta:editing-duration>
    <meta:editing-cycles>1871</meta:editing-cycles>
    <meta:document-statistic meta:table-count="2" meta:cell-count="2602" meta:object-count="0"/>
  </office:meta>
</office:document-meta>
</file>